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paragraph-properties fo:margin-top="0in" fo:margin-bottom="0in" fo:line-height="100%"/>
      <style:text-properties fo:color="#000000" style:font-name="Georgia" fo:font-size="10.5pt" fo:background-color="transparent" style:font-size-asian="10.5pt" style:font-size-complex="10.5pt"/>
    </style:style>
    <style:style style:name="P10"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P11"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P12"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P13" style:family="paragraph" style:parent-style-name="BODY">
      <style:paragraph-properties fo:margin-top="0in" fo:margin-bottom="0in" fo:line-height="100%"/>
      <style:text-properties fo:color="#000000" style:font-name="Georgia" fo:font-size="10.5pt" fo:background-color="transparent" style:font-size-asian="10.5pt" style:font-size-complex="10.5pt"/>
    </style:style>
    <style:style style:name="P14" style:family="paragraph" style:parent-style-name="BODY">
      <style:paragraph-properties fo:margin-top="0in" fo:margin-bottom="0in" fo:line-height="100%"/>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6"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7"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8" style:family="text">
      <style:text-properties style:font-name="Georgia" fo:language="none" fo:country="none" style:text-underline-style="none" style:font-name-asian="Georgia" style:language-asian="none" style:country-asian="none" style:font-name-complex="Georgia" style:language-complex="none" style:country-complex="none"/>
    </style:style>
    <style:style style:name="T9" style:family="text">
      <style:text-properties fo:color="#000000" fo:language="none" fo:country="none" style:text-underline-style="none" fo:background-color="transparent" style:font-name-asian="Georgia" style:language-asian="none" style:country-asian="none" style:font-name-complex="Georgia" style:language-complex="none" style:country-complex="none"/>
    </style:style>
    <style:style style:name="T10"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11" style:family="text">
      <style:text-properties fo:color="#000000" fo:language="none" fo:country="none" fo:font-style="italic" fo:background-color="transparent" style:font-name-asian="Georgia" style:language-asian="none" style:country-asian="none" style:font-style-asian="italic" style:font-name-complex="Georgia" style:language-complex="none" style:country-complex="none" style:font-style-complex="italic"/>
    </style:style>
    <style:style style:name="T12"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3" style:family="text">
      <style:text-properties fo:language="none" fo:country="none" style:font-name-asian="Georgia" style:language-asian="none" style:country-asian="none" style:font-name-complex="Georgia" style:language-complex="none" style:country-complex="none"/>
    </style:style>
    <style:style style:name="T14"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5" style:family="text">
      <style:text-properties fo:language="none" fo:country="none" style:text-underline-style="none" style:font-name-asian="Georgia" style:language-asian="none" style:country-asian="none" style:font-name-complex="Georgia" style:language-complex="none" style:country-complex="none"/>
    </style:style>
    <style:style style:name="T16"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7" style:family="text">
      <style:text-properties style:text-underline-style="solid" style:text-underline-width="auto" style:text-underline-color="font-color"/>
    </style:style>
    <style:style style:name="T18" style:family="text">
      <style:text-properties style:text-position="super 58%"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9"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Best Time to Phone Home</text:p>
      <text:p text:style-name="P1"/>
      <text:p text:style-name="P2"><text:span text:style-name="T1">Read:</text:span><text:span text:style-name="T3"> </text:span></text:p>
      <text:p text:style-name="P3"/>
      <text:p text:style-name="P4"><text:span text:style-name="T1">Text:</text:span><text:span text:style-name="T3"> </text:span><text:span text:style-name="T9">Psalm 63:1 “</text:span><text:span text:style-name="T10">O God, thou </text:span><text:span text:style-name="T11">art</text:span><text:span text:style-name="T10"> my God; early will I seek thee: my soul thirsteth for thee, my flesh longeth for thee in a dry and thirsty land, where no water is;”</text:span></text:p>
      <text:p text:style-name="P5"/>
      <text:h text:style-name="P4" text:outline-level="3"><text:span text:style-name="T1">Introduction:</text:span><text:span text:style-name="T3"> Have you ever tried to call someone who wasn't home? When I was in the Navy we had a shortwave radio that you could call home on. You could only call when no other radio traffic was in use. No planes could be flying or preparing to fly. To call I would go down and stand in line for a couple of hours. When the call was being placed I would just hope against hope that Sally was home. Many times she was not. You could not both talk at once so you would make a statement and say the word: “over” and then listen for a response. It was slow and not private at all. Once, while in Australia, I used a public phone. There was a huge time difference so I calculated what time she would be home and called at 3:00 am to catch her at 5:00 pm. I got through and we talked for a long time. It cost $14:00. I want to talk today about what time is the best time to call home.</text:span></text:h>
      <text:h text:style-name="P8" text:outline-level="3"><text:span text:style-name="T3"/></text:h>
      <text:h text:style-name="P11" text:outline-level="3"><text:span text:style-name="T7">Jacob:</text:span><text:span text:style-name="T4"> </text:span><text:span text:style-name="T6">after his vision of the ladder to heaven</text:span></text:h>
      <text:p text:style-name="P11"><text:span text:style-name="T4">Genesis 28:16-18 “And Jacob awaked out of his sleep, and he said, Surely the LORD is in this place; and I knew </text:span><text:span text:style-name="T5">it</text:span><text:span text:style-name="T4"> not. And he was afraid, and said, How dreadful </text:span><text:span text:style-name="T5">is</text:span><text:span text:style-name="T4"> this place! this </text:span><text:span text:style-name="T5">is</text:span><text:span text:style-name="T4"> none other but the house of God, and this </text:span><text:span text:style-name="T5">is</text:span><text:span text:style-name="T4"> the gate of heaven. And Jacob rose up early in the morning, and took the stone that he had put </text:span><text:span text:style-name="T5">for</text:span><text:span text:style-name="T4"> his pillows, and set it up </text:span><text:span text:style-name="T5">for</text:span><text:span text:style-name="T4"> a pillar, and poured oil upon the top of it.”</text:span></text:p>
      <text:p text:style-name="P10"><text:span text:style-name="T4"/></text:p>
      <text:p text:style-name="P10"><text:span text:style-name="T7">Moses:</text:span><text:span text:style-name="T4"> </text:span><text:span text:style-name="T6">before meeting God on Mt. Sinai</text:span></text:p>
      <text:p text:style-name="P11"><text:span text:style-name="T8">Exodus 24:4</text:span><text:span text:style-name="T4"> “And Moses wrote all the words of the LORD, and rose up early in the morning, and builded an altar under the hill, and twelve pillars, according to the twelve tribes of Israel.”</text:span></text:p>
      <text:p text:style-name="P10"><text:span text:style-name="T4"/></text:p>
      <text:p text:style-name="P10"><text:span text:style-name="T7">Moses:</text:span><text:span text:style-name="T4"> </text:span><text:span text:style-name="T6">before going back for the 2</text:span><text:span text:style-name="T18">nd</text:span><text:span text:style-name="T6"> set of commandments</text:span></text:p>
      <text:p text:style-name="P13"><text:span text:style-name="T15">Exodus 34:4</text:span><text:span text:style-name="T13"> “And he hewed two tables of stone like unto the first; and Moses rose up early in the morning, and went up unto mount Sinai, as the LORD had commanded him, and took in his hand the two tables of stone.”</text:span></text:p>
      <text:p text:style-name="P9"/>
      <text:p text:style-name="P14"><text:span text:style-name="T2">Elkanah:</text:span> <text:span text:style-name="T17">after God's promise to Hannah</text:span></text:p>
      <text:p text:style-name="P13"><text:span text:style-name="T15">1 Samuel 1:19</text:span><text:span text:style-name="T13"> “And they rose up in the morning early, and worshipped before the LORD...”</text:span></text:p>
      <text:p text:style-name="P13"><text:span text:style-name="T16">Hezekiah:</text:span><text:span text:style-name="T13"> </text:span><text:span text:style-name="T12">after cleansing and restoring the Temple</text:span></text:p>
      <text:p text:style-name="P13"><text:span text:style-name="T15">2Chronicles 29:20</text:span><text:span text:style-name="T13"> “Then Hezekiah the king rose early, and gathered the rulers of the city, and went up to the house of the LORD.”</text:span></text:p>
      <text:p text:style-name="P9"/>
      <text:p text:style-name="P9"><text:span text:style-name="T2">Job:</text:span> <text:span text:style-name="T17">praying for his children</text:span></text:p>
      <text:p text:style-name="P13"><text:span text:style-name="T15">Job 1:5</text:span><text:span text:style-name="T13"> “And it was so, when the days of </text:span><text:span text:style-name="T14">their</text:span><text:span text:style-name="T13"> feasting were gone about, that Job sent and sanctified them, and rose up early in the morning, and offered burnt offerings </text:span><text:span text:style-name="T14">according</text:span><text:span text:style-name="T13"> to the number of them all: for Job said, It may be that my sons have sinned, and cursed God in their hearts. Thus did Job continually.”</text:span></text:p>
      <text:p text:style-name="P9"/>
      <text:p text:style-name="P9"><text:span text:style-name="T2">Isaiah:</text:span> <text:span text:style-name="T17">wanting a closer walk with God</text:span></text:p>
      <text:p text:style-name="P13"><text:span text:style-name="T15">Isaiah 26:9</text:span><text:span text:style-name="T13"> “With my soul have I desired thee in the night; yea, with my spirit within me will I seek thee early...”</text:span></text:p>
      <text:p text:style-name="P9"/>
      <text:p text:style-name="P9"><text:span text:style-name="T2">Jeremiah:</text:span> <text:span text:style-name="T17">hears from God early about coming judgment</text:span></text:p>
      <text:p text:style-name="P11"><text:span text:style-name="T8">Jeremiah 7:13</text:span><text:span text:style-name="T4"> “And now, because ye have done all these works, saith the LORD, and I spake unto you, rising up early and speaking, but ye heard not; and I called you, but ye answered not;”</text:span></text:p>
      <text:p text:style-name="P10"><text:span text:style-name="T4"/></text:p>
      <text:p text:style-name="P10"><text:span text:style-name="T7">Common people:</text:span><text:span text:style-name="T4"> </text:span><text:span text:style-name="T6">came early in the morning to hear Him</text:span></text:p>
      <text:p text:style-name="P13"><text:span text:style-name="T15">Luke 21:38</text:span><text:span text:style-name="T13"> “And all the people came early in the morning to him in the temple, for to hear him.” </text:span><text:span text:style-name="T15">John 8:2</text:span><text:span text:style-name="T13"> “And early in the morning he came again into the temple, and all the people came unto him; and he sat down, and taught them.”</text:span></text:p>
      <text:p text:style-name="P9"/>
      <text:p text:style-name="P9"><text:span text:style-name="T2">Adam &amp; Eve:</text:span> <text:span text:style-name="T17">met God early each day</text:span></text:p>
      <text:p text:style-name="P13"><text:span text:style-name="T15">Genesis 3:8</text:span><text:span text:style-name="T13"> “And they heard the voice of the LORD God walking in the garden in the cool of the day:”</text:span></text:p>
      <text:p text:style-name="P9"/>
      <text:p text:style-name="P9"><text:span text:style-name="T2">Conclude: </text:span><text:span text:style-name="T19">Solomon</text:span><text:span text:style-name="T2"> </text:span><text:span text:style-name="T19">said in </text:span><text:span text:style-name="T15">Proverbs 8:17:</text:span><text:span text:style-name="T13"> “I love them that love me; and those that seek me early shall find me.” The best time to call home is in the morning of each day. It is early, or in the morning, of your life.</text:span></text:p>
      <text:p text:style-name="P9"><text:span text:style-name="T13"><text:s text:c="2"/>God has an appointment already set up for you. He is standing with his hand on the receiver; just waiting on your call so call Him. If you haven't spoken in a while call on Him, this mor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B" style:family="text" style:parent-style-name="Default_20_Paragraph_20_Fon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7-07-09T00:16:19.81</dc:date>
    <meta:editing-duration>PT8H37M2S</meta:editing-duration>
    <meta:generator>OpenOffice/4.1.3$Win32 OpenOffice.org_project/413m1$Build-9783</meta:generator>
    <meta:document-statistic meta:table-count="0" meta:image-count="0" meta:object-count="0" meta:page-count="1" meta:paragraph-count="26" meta:word-count="770" meta:character-count="38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